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tyle="normal" style:text-underline-style="none" fo:font-weight="bold" officeooo:rsid="000e2c02" officeooo:paragraph-rsid="000e2c02" style:font-style-asian="normal" style:font-weight-asian="bold" style:font-style-complex="normal" style:font-weight-complex="bold"/>
    </style:style>
    <style:style style:name="P2" style:family="paragraph" style:parent-style-name="Standard">
      <style:text-properties fo:font-style="normal" fo:font-weight="bold" officeooo:rsid="00182231" officeooo:paragraph-rsid="00182231" style:font-style-asian="normal" style:font-weight-asian="bold" style:font-style-complex="normal" style:font-weight-complex="bold"/>
    </style:style>
    <style:style style:name="P3" style:family="paragraph" style:parent-style-name="Standard">
      <style:text-properties fo:font-style="italic" fo:font-weight="normal" officeooo:rsid="000f85c4" officeooo:paragraph-rsid="000f85c4" style:font-style-asian="italic" style:font-weight-asian="normal" style:font-style-complex="italic" style:font-weight-complex="normal"/>
    </style:style>
    <style:style style:name="P4" style:family="paragraph" style:parent-style-name="Standard">
      <style:text-properties fo:font-style="italic" fo:font-weight="normal" officeooo:rsid="0010d2aa" officeooo:paragraph-rsid="0010d2aa" style:font-style-asian="italic" style:font-weight-asian="normal" style:font-style-complex="italic" style:font-weight-complex="normal"/>
    </style:style>
    <style:style style:name="P5" style:family="paragraph" style:parent-style-name="Standard">
      <style:text-properties fo:font-style="italic" fo:font-weight="normal" officeooo:rsid="001240a0" officeooo:paragraph-rsid="001240a0" style:font-style-asian="italic" style:font-weight-asian="normal" style:font-style-complex="italic" style:font-weight-complex="normal"/>
    </style:style>
    <style:style style:name="P6" style:family="paragraph" style:parent-style-name="Standard">
      <style:text-properties fo:font-style="italic" fo:font-weight="normal" officeooo:rsid="0013f700" officeooo:paragraph-rsid="0013f700" style:font-style-asian="italic" style:font-weight-asian="normal" style:font-style-complex="italic" style:font-weight-complex="normal"/>
    </style:style>
    <style:style style:name="P7" style:family="paragraph" style:parent-style-name="Standard">
      <style:text-properties fo:font-style="italic" fo:font-weight="normal" officeooo:rsid="0014f2f5" officeooo:paragraph-rsid="0014f2f5" style:font-style-asian="italic" style:font-weight-asian="normal" style:font-style-complex="italic" style:font-weight-complex="normal"/>
    </style:style>
    <style:style style:name="P8" style:family="paragraph" style:parent-style-name="Standard">
      <style:text-properties fo:font-style="italic" fo:font-weight="normal" officeooo:rsid="00182231" officeooo:paragraph-rsid="00182231" style:font-style-asian="italic" style:font-weight-asian="normal" style:font-style-complex="italic" style:font-weight-complex="normal"/>
    </style:style>
    <style:style style:name="P9" style:family="paragraph" style:parent-style-name="Standard">
      <style:text-properties fo:font-style="italic" fo:font-weight="normal" officeooo:rsid="0019c75a" officeooo:paragraph-rsid="0019c75a" style:font-style-asian="italic" style:font-weight-asian="normal" style:font-style-complex="italic" style:font-weight-complex="normal"/>
    </style:style>
    <style:style style:name="P10" style:family="paragraph" style:parent-style-name="Standard">
      <style:text-properties fo:font-style="italic" fo:font-weight="normal" officeooo:rsid="0021c3dd" officeooo:paragraph-rsid="0021c3dd" style:font-style-asian="italic" style:font-weight-asian="normal" style:font-style-complex="italic" style:font-weight-complex="normal"/>
    </style:style>
    <style:style style:name="P11" style:family="paragraph" style:parent-style-name="Standard">
      <style:text-properties style:text-position="0% 100%" fo:font-style="normal" fo:font-weight="bold" officeooo:rsid="002455d2" officeooo:paragraph-rsid="002455d2" style:font-style-asian="normal" style:font-weight-asian="bold" style:font-style-complex="normal" style:font-weight-complex="bold"/>
    </style:style>
    <style:style style:name="P12" style:family="paragraph" style:parent-style-name="Standard">
      <style:text-properties style:text-position="0% 100%" fo:font-style="normal" fo:font-weight="bold" officeooo:rsid="002455d2" officeooo:paragraph-rsid="0024ecc8" style:font-style-asian="normal" style:font-weight-asian="bold" style:font-style-complex="normal" style:font-weight-complex="bold"/>
    </style:style>
    <style:style style:name="P13" style:family="paragraph" style:parent-style-name="Standard">
      <style:text-properties style:text-position="0% 100%" fo:font-style="normal" fo:font-weight="bold" officeooo:rsid="00245766" officeooo:paragraph-rsid="00245766" style:font-style-asian="normal" style:font-weight-asian="bold" style:font-style-complex="normal" style:font-weight-complex="bold"/>
    </style:style>
    <style:style style:name="P14" style:family="paragraph" style:parent-style-name="Standard">
      <style:text-properties style:text-position="0% 100%" fo:font-style="normal" fo:font-weight="bold" officeooo:rsid="00245766" officeooo:paragraph-rsid="0024ecc8" style:font-style-asian="normal" style:font-weight-asian="bold" style:font-style-complex="normal" style:font-weight-complex="bold"/>
    </style:style>
    <style:style style:name="P15" style:family="paragraph" style:parent-style-name="Standard">
      <style:text-properties style:text-position="0% 100%" fo:font-style="normal" fo:font-weight="bold" officeooo:rsid="00251089" officeooo:paragraph-rsid="00251089" style:font-style-asian="normal" style:font-weight-asian="bold" style:font-style-complex="normal" style:font-weight-complex="bold"/>
    </style:style>
    <style:style style:name="P16" style:family="paragraph" style:parent-style-name="Standard">
      <style:text-properties style:text-position="0% 100%" fo:font-style="normal" fo:font-weight="bold" officeooo:rsid="0026b5f7" officeooo:paragraph-rsid="0026b5f7" style:font-style-asian="normal" style:font-weight-asian="bold" style:font-style-complex="normal" style:font-weight-complex="bold"/>
    </style:style>
    <style:style style:name="T1" style:family="text">
      <style:text-properties officeooo:rsid="0010d2aa"/>
    </style:style>
    <style:style style:name="T2" style:family="text">
      <style:text-properties officeooo:rsid="001240a0"/>
    </style:style>
    <style:style style:name="T3" style:family="text">
      <style:text-properties officeooo:rsid="0013f700"/>
    </style:style>
    <style:style style:name="T4" style:family="text">
      <style:text-properties officeooo:rsid="00165138"/>
    </style:style>
    <style:style style:name="T5" style:family="text">
      <style:text-properties officeooo:rsid="0019c75a"/>
    </style:style>
    <style:style style:name="T6" style:family="text">
      <style:text-properties officeooo:rsid="001b70d3"/>
    </style:style>
    <style:style style:name="T7" style:family="text">
      <style:text-properties officeooo:rsid="002455d2"/>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245766" style:font-style-asian="italic" style:font-weight-asian="normal" style:font-style-complex="italic" style:font-weight-complex="normal"/>
    </style:style>
    <style:style style:name="T10" style:family="text">
      <style:text-properties fo:font-style="italic" fo:font-weight="normal" officeooo:rsid="0024ecc8" style:font-style-asian="italic" style:font-weight-asian="normal" style:font-style-complex="italic" style:font-weight-complex="normal"/>
    </style:style>
    <style:style style:name="T11" style:family="text">
      <style:text-properties fo:font-style="italic" fo:font-weight="normal" officeooo:rsid="0026b5f7" style:font-style-asian="italic" style:font-weight-asian="normal" style:font-style-complex="italic" style:font-weight-complex="normal"/>
    </style:style>
    <style:style style:name="T12" style:family="text">
      <style:text-properties fo:font-style="italic" fo:font-weight="normal" officeooo:rsid="0028542c" style:font-style-asian="italic" style:font-weight-asian="normal" style:font-style-complex="italic" style:font-weight-complex="normal"/>
    </style:style>
    <style:style style:name="T13" style:family="text">
      <style:text-properties officeooo:rsid="0024ecc8"/>
    </style:style>
    <style:style style:name="T14" style:family="text">
      <style:text-properties officeooo:rsid="00282f6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urrection: Call Of The Blood</text:p>
      <text:p text:style-name="P1"/>
      <text:p text:style-name="P1">Introduction</text:p>
      <text:p text:style-name="P3"><text:span text:style-name="T14">There’s a</text:span> dangerous <text:span text:style-name="T2">and nerve-racking</text:span> day behind you. You just want to process all the information and think about how to proceed from here. <text:span text:style-name="T14">Very tired y</text:span>ou leave the crypt<text:span text:style-name="T1"> and soon after also that spooky house.</text:span></text:p>
      <text:p text:style-name="P4">You decide to take quarters in the missing doctors‘ house. Perhaps it will be possible to find new clues there. You cannot image that <text:span text:style-name="T2">you have already seen every piece of information the doctor has found.</text:span></text:p>
      <text:p text:style-name="P5">The sun is already rising over the horizon as you reach the house of the Livingwoods. You can still feel the last night heavy in your bones, when you notice that the door <text:span text:style-name="T3">in front of you </text:span>isn‘t locked any more.</text:p>
      <text:p text:style-name="P6">You become really tired right now of always getting <text:span text:style-name="T14">yourselves </text:span>into the next disaster. Because what else should lurk behind this door? When you started the day before, th<text:span text:style-name="T14">is</text:span> door <text:span text:style-name="T14">had been</text:span> firmly locked. You were here before you went out in search of the missing people and not<text:span text:style-name="T14">hing</text:span> was out of the ordinary then. Some must‘ve been here in the meantime.</text:p>
      <text:p text:style-name="P7">Uneasily you <text:span text:style-name="T4">glance</text:span> at each other. </text:p>
      <text:p text:style-name="P7">„Let‘s go in already. There is no use waiting here for something bad to happen.“</text:p>
      <text:p text:style-name="P7">Your collective sigh<text:span text:style-name="T4">s</text:span> <text:span text:style-name="T4">are</text:span> filling the cold air. This was enough excitement for one day for sure. But evil never sleeps … so you won‘t sleep either.</text:p>
      <text:p text:style-name="P7">The rising sun on your backs <text:span text:style-name="T4">you pull yourself together and push the door open. Though you feel uneasy at the thought of walking into the house of two missing persons, you make your first step…</text:span></text:p>
      <text:p text:style-name="P7"/>
      <text:p text:style-name="P2">What happened before…</text:p>
      <text:p text:style-name="P8">A soon as you take quarter in the Livingwoods‘ house, you take a look back at the past events…</text:p>
      <text:p text:style-name="P8">Not too long ago your mission was just about one missing person. But soon after, <text:span text:style-name="T14">her</text:span> husband disappeared too. You found one of the last appointments in her calender: Mrs. Livingwood was regularly visiting a notorious medium because <text:span text:style-name="T14">she </text:span>was a believer in this kind of superstitious nonsense.</text:p>
      <text:p text:style-name="P8">In search of the missing Dr. Livingwood you went near th<text:span text:style-name="T14">at</text:span> woman's decaying estate - <text:s/><text:span text:style-name="T5">finally </text:span>you even followed her inside, <text:span text:style-name="T5">in the hopes of making contact to the creature that last spoke to the missing doctor.</text:span></text:p>
      <text:p text:style-name="P9">You soon noticed that there was something wrong… the wine bottle filled with blood, the countless monster<text:span text:style-name="T14">s</text:span> that put themselves in your way, and last but not least the strange Madame Crandon herself. <text:span text:style-name="T6">A chill was crawling through your bones when you found the half-dead Dr. Livingwood on the blood witches kitchen floor. When all that was over, the doctor was brought to the hospital. There haven‘t been any recent news about his condition. You worry about him for sure, but right now there is more important things to do. This fake medium could not be allowed to create any more trouble, after all the damage she had already done.</text:span></text:p>
      <text:p text:style-name="P10">You couldn‘t really tell what shocked you the most in the house of the blood witch. You barely managed to stay alive and apparently <text:span text:style-name="T7">you don’t have much time to breath and relax.</text:span></text:p>
      <text:p text:style-name="P10"/>
      <text:p text:style-name="P11">3A: <text:span text:style-name="T8">Your thoughts still lie with the mysterious medium, </text:span><text:span text:style-name="T12">who</text:span><text:span text:style-name="T8"> afterwards turned out to be not simply a medium but </text:span><text:span text:style-name="T12">to be</text:span><text:span text:style-name="T8"> something completely different. </text:span><text:span text:style-name="T12">S</text:span><text:span text:style-name="T8">omething … dark …</text:span></text:p>
      <text:p text:style-name="P11"><text:span text:style-name="T8">You </text:span><text:span text:style-name="T9">once again review all the clues you managed to notice last night. The strange tasting wine reminding of blood, Madame Crandons extremely mysterious behaviour, and last but not least the many monsters that seemed to obey her unconditionally.</text:span></text:p>
      <text:p text:style-name="P13"><text:span text:style-name="T8">You think about something you found in a heavy book you read a few months ago. And soon you finally start to </text:span><text:span text:style-name="T12">see</text:span><text:span text:style-name="T8">: Madame Crandon appears to be a thoroughly evil creature. An arch vampire.</text:span></text:p>
      <text:p text:style-name="P14"><text:span text:style-name="T8">You are upset you </text:span><text:span text:style-name="T12">didn’t realize</text:span><text:span text:style-name="T8"> this earlier. In hindsight the evidence is very clear and hard to </text:span><text:span text:style-name="T10">miss.</text:span></text:p>
      <text:p text:style-name="P14"><text:soft-page-break/><text:span text:style-name="T10">Now you need a damn good plan to confront Madame Crandon. Because you would be completely suicidal facing a vampire without a well-defined battle plan. In the end it could </text:span><text:span text:style-name="T12">very well </text:span><text:span text:style-name="T10">be YOUR blood that woman is keeping in those bottles. That </text:span><text:span text:style-name="T12">kind of </text:span><text:span text:style-name="T10">situation should clearly be avoided.</text:span></text:p>
      <text:p text:style-name="P9"/>
      <text:p text:style-name="P12">3<text:span text:style-name="T13">B</text:span>: <text:span text:style-name="T8">Y</text:span><text:span text:style-name="T10">ou know that the doctor wanted to make an end to all the fuss – no matter the cost. You also know that there must be a considerate force behind Madame Crandon. If someone was able to obtain </text:span><text:span text:style-name="T12">her</text:span><text:span text:style-name="T10"> power, </text:span><text:span text:style-name="T12">they</text:span><text:span text:style-name="T10"> could possibly be able to raise the dead. That should be enough motivation to bring </text:span><text:span text:style-name="T12">someone </text:span><text:span text:style-name="T10">in mortal danger…</text:span></text:p>
      <text:p text:style-name="P15"><text:span text:style-name="T10">P</text:span><text:span text:style-name="T8">erhaps you should have noticed earlier. The power of Madame Crandon has been more than her delightful character. Creatures like her can achieve feats normal people can only dream about.</text:span></text:p>
      <text:p text:style-name="P15"><text:span text:style-name="T8">Dr. Livingwoods wife is dead, an</text:span><text:span text:style-name="T12">d</text:span><text:span text:style-name="T8"> he himself … well, who knows what’s up with him now!? But one thing is clear: Dr. Livingwood surely had a reason to visit Madame Crandon.</text:span></text:p>
      <text:p text:style-name="P15"><text:span text:style-name="T8">She probably possesses a lot of supernatural powers </text:span><text:span text:style-name="T11">and since Mrs. Livingwood disappeared, this was probably exactly what her husband had in mind when he stopped to see reason and visited her.</text:span></text:p>
      <text:p text:style-name="P16"><text:span text:style-name="T11">H</text:span><text:span text:style-name="T8">e was simply looking for help and what did he find? Nothing that would justify the death of a human bein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1T12:40:42.643659031</meta:creation-date>
    <dc:date>2019-07-15T16:41:22.545099665</dc:date>
    <meta:editing-duration>PT4H19M31S</meta:editing-duration>
    <meta:editing-cycles>26</meta:editing-cycles>
    <meta:generator>LibreOffice/6.2.4.2$Linux_X86_64 LibreOffice_project/20$Build-2</meta:generator>
    <meta:document-statistic meta:table-count="0" meta:image-count="0" meta:object-count="0" meta:page-count="2" meta:paragraph-count="26" meta:word-count="864" meta:character-count="4857" meta:non-whitespace-character-count="4016"/>
  </office:meta>
</office:document-meta>
</file>